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Inter" svg:font-family="Inter" style:font-family-generic="system" style:font-pitch="variable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Gothic" svg:font-family="Yu Gothic" style:font-family-generic="swiss" style:font-pitch="variable" svg:panose-1="2 11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style:page-number="1"/>
    </style:style>
    <style:style style:name="T2" style:parent-style-name="Policepardéfaut" style:family="text">
      <style:text-properties fo:font-size="26pt" style:font-size-asian="26pt" style:font-size-complex="26pt"/>
    </style:style>
    <style:style style:name="P3" style:parent-style-name="Titre1" style:family="paragraph">
      <style:paragraph-properties fo:text-align="center" fo:margin-right="0.1666in" fo:background-color="#FFFFFF"/>
    </style:style>
    <style:style style:name="P4" style:parent-style-name="Standard" style:family="paragraph">
      <style:text-properties fo:color="#434343" fo:font-size="11.5pt" style:font-size-asian="11.5pt" style:font-size-complex="11.5pt" fo:background-color="#FFFFFF"/>
    </style:style>
    <style:style style:name="P5" style:parent-style-name="Standard" style:family="paragraph">
      <style:text-properties fo:font-size="11pt" style:font-size-asian="11pt" style:font-size-complex="11pt"/>
    </style:style>
    <style:style style:name="TableColumn7" style:family="table-column">
      <style:table-column-properties style:column-width="10.1875in" style:use-optimal-column-width="false"/>
    </style:style>
    <style:style style:name="Table6" style:family="table">
      <style:table-properties style:width="10.1875in" fo:margin-left="-0.2916in" table:align="left"/>
    </style:style>
    <style:style style:name="TableRow8" style:family="table-row">
      <style:table-row-properties style:min-row-height="1.8125in" style:use-optimal-row-height="false"/>
    </style:style>
    <style:style style:name="TableCell9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T10" style:parent-style-name="Policepardéfaut" style:family="text">
      <style:text-properties fo:font-size="11pt" style:font-size-asian="11pt" style:font-size-complex="11pt"/>
    </style:style>
    <style:style style:name="P11" style:parent-style-name="Standard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P13" style:parent-style-name="Standard" style:family="paragraph"/>
    <style:style style:name="T14" style:parent-style-name="Policepardéfaut" style:family="text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T16" style:parent-style-name="Policepardéfaut" style:family="text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T18" style:parent-style-name="Policepardéfaut" style:family="text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TableColumn28" style:family="table-column">
      <style:table-column-properties style:column-width="1.6777in" style:use-optimal-column-width="false"/>
    </style:style>
    <style:style style:name="TableColumn29" style:family="table-column">
      <style:table-column-properties style:column-width="1.8131in" style:use-optimal-column-width="false"/>
    </style:style>
    <style:style style:name="TableColumn30" style:family="table-column">
      <style:table-column-properties style:column-width="5.3222in" style:use-optimal-column-width="false"/>
    </style:style>
    <style:style style:name="TableColumn31" style:family="table-column">
      <style:table-column-properties style:column-width="2.3847in" style:use-optimal-column-width="false"/>
    </style:style>
    <style:style style:name="Table27" style:family="table">
      <style:table-properties style:width="11.1979in" fo:margin-left="-0.8041in" table:align="left"/>
    </style:style>
    <style:style style:name="TableRow32" style:family="table-row">
      <style:table-row-properties style:min-row-height="0.4673in" style:use-optimal-row-height="false"/>
    </style:style>
    <style:style style:name="TableCell33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34" style:parent-style-name="Standard" style:family="paragraph">
      <style:paragraph-properties fo:widows="2" fo:orphans="2" fo:text-align="center" fo:margin-top="0.1111in" fo:margin-bottom="0.1388in" fo:line-height="100%" fo:margin-right="0.1666in" fo:background-color="#FFFFFF"/>
    </style:style>
    <style:style style:name="T35" style:parent-style-name="Policepardéfaut" style:family="text">
      <style:text-properties style:font-name="Inter" style:font-name-asian="Inter" style:font-name-complex="Inter" fo:font-weight="bold" style:font-weight-asian="bold" fo:color="#271A38" fo:font-size="11pt" style:font-size-asian="11pt" style:font-size-complex="11pt"/>
    </style:style>
    <style:style style:name="TableCell36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37" style:parent-style-name="Standard" style:family="paragraph">
      <style:paragraph-properties fo:text-align="center" fo:margin-top="0.1111in" fo:margin-bottom="0.1388in" fo:line-height="100%" fo:margin-right="0.1666in" fo:background-color="#FFFFFF"/>
    </style:style>
    <style:style style:name="T38" style:parent-style-name="Policepardéfaut" style:family="text">
      <style:text-properties style:font-name="Inter" style:font-name-asian="Inter" style:font-name-complex="Inter" fo:font-weight="bold" style:font-weight-asian="bold" fo:color="#271A38" fo:font-size="11pt" style:font-size-asian="11pt" style:font-size-complex="11pt"/>
    </style:style>
    <style:style style:name="TableCell39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40" style:parent-style-name="Standard" style:family="paragraph">
      <style:paragraph-properties fo:text-align="center" fo:margin-top="0.1111in" fo:margin-bottom="0.1388in" fo:line-height="100%" fo:margin-right="0.1666in" fo:background-color="#FFFFFF"/>
    </style:style>
    <style:style style:name="T41" style:parent-style-name="Policepardéfaut" style:family="text">
      <style:text-properties style:font-name="Inter" style:font-name-asian="Inter" style:font-name-complex="Inter" fo:font-weight="bold" style:font-weight-asian="bold" fo:color="#271A38" fo:font-size="11pt" style:font-size-asian="11pt" style:font-size-complex="11pt"/>
    </style:style>
    <style:style style:name="TableCell42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43" style:parent-style-name="Standard" style:family="paragraph">
      <style:paragraph-properties fo:text-align="center" fo:margin-top="0.1111in" fo:margin-bottom="0.1388in" fo:line-height="100%" fo:margin-right="0.1666in" fo:background-color="#FFFFFF"/>
    </style:style>
    <style:style style:name="T44" style:parent-style-name="Policepardéfaut" style:family="text">
      <style:text-properties style:font-name="Inter" style:font-name-asian="Inter" style:font-name-complex="Inter" fo:font-weight="bold" style:font-weight-asian="bold" fo:color="#271A38" fo:font-size="11pt" style:font-size-asian="11pt" style:font-size-complex="11pt"/>
    </style:style>
    <style:style style:name="TableRow45" style:family="table-row">
      <style:table-row-properties style:min-row-height="0.9416in" style:use-optimal-row-height="false"/>
    </style:style>
    <style:style style:name="TableCell46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T47" style:parent-style-name="Policepardéfaut" style:family="text">
      <style:text-properties style:font-name="Inter" style:font-name-asian="Inter" style:font-name-complex="Inter" fo:font-size="11pt" style:font-size-asian="11pt" style:font-size-complex="11pt" fo:background-color="#FFFFFF"/>
    </style:style>
    <style:style style:name="P48" style:parent-style-name="Standard" style:family="paragraph">
      <style:text-properties style:font-name="Inter" style:font-name-asian="Inter" style:font-name-complex="Inter" fo:font-weight="bold" style:font-weight-asian="bold" fo:color="#434343" fo:font-size="11pt" style:font-size-asian="11pt" style:font-size-complex="11pt"/>
    </style:style>
    <style:style style:name="P49" style:parent-style-name="Standard" style:family="paragraph">
      <style:paragraph-properties fo:line-height="100%"/>
      <style:text-properties style:font-name="Inter" style:font-name-asian="Inter" style:font-name-complex="Inter" fo:font-size="11pt" style:font-size-asian="11pt" style:font-size-complex="11pt"/>
    </style:style>
    <style:style style:name="TableCell50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T51" style:parent-style-name="Policepardéfaut" style:family="text">
      <style:text-properties fo:font-size="11pt" style:font-size-asian="11pt" style:font-size-complex="11pt" fo:background-color="#FFFFFF"/>
    </style:style>
    <style:style style:name="TableCell52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53" style:parent-style-name="Standard" style:family="paragraph">
      <style:paragraph-properties fo:margin-top="0.1111in" fo:line-height="161%" fo:margin-right="0.1666in" fo:background-color="#FFFFFF"/>
    </style:style>
    <style:style style:name="T54" style:parent-style-name="Policepardéfaut" style:family="text">
      <style:text-properties style:font-name="Inter" style:font-name-asian="Inter" style:font-name-complex="Inter" fo:color="#271A38" fo:font-size="11pt" style:font-size-asian="11pt" style:font-size-complex="11pt"/>
    </style:style>
    <style:style style:name="T55" style:parent-style-name="Policepardéfaut" style:family="text">
      <style:text-properties style:font-name="Inter" style:font-name-asian="Inter" style:font-name-complex="Inter" fo:color="#271A38" fo:font-size="11pt" style:font-size-asian="11pt" style:font-size-complex="11pt"/>
    </style:style>
    <style:style style:name="T56" style:parent-style-name="Policepardéfaut" style:family="text">
      <style:text-properties style:font-name="Segoe UI Symbol" style:font-name-asian="Inter" style:font-name-complex="Segoe UI Symbol" fo:color="#271A38" fo:font-size="11pt" style:font-size-asian="11pt" style:font-size-complex="11pt"/>
    </style:style>
    <style:style style:name="P57" style:parent-style-name="Standard" style:family="paragraph">
      <style:paragraph-properties fo:line-height="161%" fo:margin-right="0.1666in" fo:background-color="#FFFFFF"/>
    </style:style>
    <style:style style:name="T58" style:parent-style-name="Policepardéfaut" style:family="text">
      <style:text-properties style:font-name="Inter" style:font-name-asian="Inter" style:font-name-complex="Inter" fo:color="#271A38" fo:font-size="11pt" style:font-size-asian="11pt" style:font-size-complex="11pt"/>
    </style:style>
    <style:style style:name="T59" style:parent-style-name="Policepardéfaut" style:family="text">
      <style:text-properties style:font-name="Inter" style:font-name-asian="Inter" style:font-name-complex="Inter" fo:font-style="italic" style:font-style-asian="italic" fo:color="#271A38" fo:font-size="11pt" style:font-size-asian="11pt" style:font-size-complex="11pt"/>
    </style:style>
    <style:style style:name="T60" style:parent-style-name="Policepardéfaut" style:family="text">
      <style:text-properties style:font-name="Inter" style:font-name-asian="Inter" style:font-name-complex="Inter" fo:color="#271A38" fo:font-size="11pt" style:font-size-asian="11pt" style:font-size-complex="11pt"/>
    </style:style>
    <style:style style:name="T61" style:parent-style-name="Policepardéfaut" style:family="text">
      <style:text-properties style:font-name="Inter" style:font-name-asian="Inter" style:font-name-complex="Inter" fo:font-style="italic" style:font-style-asian="italic" fo:color="#271A38" fo:font-size="11pt" style:font-size-asian="11pt" style:font-size-complex="11pt"/>
    </style:style>
    <style:style style:name="T62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63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64" style:parent-style-name="Policepardéfaut" style:family="text">
      <style:text-properties style:font-name="Segoe UI Symbol" style:font-name-asian="Inter" style:font-name-complex="Segoe UI Symbol" fo:font-size="11pt" style:font-size-asian="11pt" style:font-size-complex="11pt"/>
    </style:style>
    <style:style style:name="P65" style:parent-style-name="Standard" style:family="paragraph">
      <style:paragraph-properties fo:line-height="161%" fo:margin-right="0.1666in" fo:background-color="#FFFFFF"/>
    </style:style>
    <style:style style:name="T66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67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68" style:parent-style-name="Policepardéfaut" style:family="text">
      <style:text-properties style:font-name="Segoe UI Symbol" style:font-name-asian="Inter" style:font-name-complex="Segoe UI Symbol" fo:font-size="11pt" style:font-size-asian="11pt" style:font-size-complex="11pt"/>
    </style:style>
    <style:style style:name="P69" style:parent-style-name="Standard" style:family="paragraph">
      <style:paragraph-properties fo:line-height="161%" fo:margin-right="0.1666in" fo:background-color="#FFFFFF"/>
    </style:style>
    <style:style style:name="T70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71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72" style:parent-style-name="Policepardéfaut" style:family="text">
      <style:text-properties style:font-name="Segoe UI Symbol" style:font-name-asian="Inter" style:font-name-complex="Segoe UI Symbol" fo:font-size="11pt" style:font-size-asian="11pt" style:font-size-complex="11pt"/>
    </style:style>
    <style:style style:name="P73" style:parent-style-name="Standard" style:family="paragraph">
      <style:paragraph-properties fo:line-height="161%" fo:margin-right="0.1666in" fo:background-color="#FFFFFF"/>
    </style:style>
    <style:style style:name="T74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75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76" style:parent-style-name="Policepardéfaut" style:family="text">
      <style:text-properties style:font-name="Segoe UI Symbol" style:font-name-asian="Inter" style:font-name-complex="Segoe UI Symbol" fo:font-size="11pt" style:font-size-asian="11pt" style:font-size-complex="11pt"/>
    </style:style>
    <style:style style:name="P77" style:parent-style-name="Standard" style:family="paragraph">
      <style:paragraph-properties fo:line-height="161%" fo:margin-right="0.1666in" fo:background-color="#FFFFFF"/>
    </style:style>
    <style:style style:name="T78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79" style:parent-style-name="Policepardéfaut" style:family="text">
      <style:text-properties style:font-name="Inter" style:font-name-asian="Inter" style:font-name-complex="Inter" fo:font-style="italic" style:font-style-asian="italic" fo:font-size="11pt" style:font-size-asian="11pt" style:font-size-complex="11pt"/>
    </style:style>
    <style:style style:name="T80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81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82" style:parent-style-name="Policepardéfaut" style:family="text">
      <style:text-properties style:font-name="Segoe UI Symbol" style:font-name-asian="Inter" style:font-name-complex="Segoe UI Symbol" fo:font-size="11pt" style:font-size-asian="11pt" style:font-size-complex="11pt"/>
    </style:style>
    <style:style style:name="T83" style:parent-style-name="Policepardéfaut" style:family="text">
      <style:text-properties style:font-name="Segoe UI Symbol" style:font-name-asian="Inter" style:font-name-complex="Segoe UI Symbol" fo:font-size="11pt" style:font-size-asian="11pt" style:font-size-complex="11pt"/>
    </style:style>
    <style:style style:name="P84" style:parent-style-name="Standard" style:family="paragraph">
      <style:paragraph-properties fo:line-height="161%" fo:margin-right="0.1666in" fo:background-color="#FFFFFF"/>
    </style:style>
    <style:style style:name="T85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P86" style:parent-style-name="Standard" style:family="paragraph">
      <style:paragraph-properties fo:line-height="161%" fo:margin-right="0.1666in" fo:background-color="#FFFFFF"/>
    </style:style>
    <style:style style:name="T87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88" style:parent-style-name="Policepardéfaut" style:family="text">
      <style:text-properties style:font-name="Inter" style:font-name-asian="Inter" style:font-name-complex="Inter" fo:font-style="italic" style:font-style-asian="italic" fo:font-size="11pt" style:font-size-asian="11pt" style:font-size-complex="11pt"/>
    </style:style>
    <style:style style:name="T89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90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91" style:parent-style-name="Policepardéfaut" style:family="text">
      <style:text-properties style:font-name="Segoe UI Symbol" style:font-name-asian="Inter" style:font-name-complex="Segoe UI Symbol" fo:font-size="11pt" style:font-size-asian="11pt" style:font-size-complex="11pt"/>
    </style:style>
    <style:style style:name="P92" style:parent-style-name="Standard" style:family="paragraph">
      <style:paragraph-properties fo:line-height="161%" fo:margin-right="0.1666in" fo:background-color="#FFFFFF"/>
    </style:style>
    <style:style style:name="T93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94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95" style:parent-style-name="Policepardéfaut" style:family="text">
      <style:text-properties style:font-name="Segoe UI Symbol" style:font-name-asian="Inter" style:font-name-complex="Segoe UI Symbol" fo:font-size="11pt" style:font-size-asian="11pt" style:font-size-complex="11pt"/>
    </style:style>
    <style:style style:name="P96" style:parent-style-name="Standard" style:family="paragraph">
      <style:paragraph-properties fo:line-height="161%" fo:margin-right="0.1666in" fo:background-color="#FFFFFF"/>
    </style:style>
    <style:style style:name="T97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98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99" style:parent-style-name="Policepardéfaut" style:family="text">
      <style:text-properties style:font-name="Segoe UI Symbol" style:font-name-asian="Inter" style:font-name-complex="Segoe UI Symbol" fo:font-size="11pt" style:font-size-asian="11pt" style:font-size-complex="11pt"/>
    </style:style>
    <style:style style:name="P100" style:parent-style-name="Standard" style:family="paragraph">
      <style:paragraph-properties fo:line-height="161%" fo:margin-right="0.1666in" fo:background-color="#FFFFFF"/>
    </style:style>
    <style:style style:name="T101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102" style:parent-style-name="Policepardéfaut" style:family="text">
      <style:text-properties style:font-name="Inter" style:font-name-asian="Inter" style:font-name-complex="Inter" fo:font-size="11pt" style:font-size-asian="11pt" style:font-size-complex="11pt"/>
    </style:style>
    <style:style style:name="T103" style:parent-style-name="Policepardéfaut" style:family="text">
      <style:text-properties style:font-name="Segoe UI Symbol" style:font-name-asian="Inter" style:font-name-complex="Segoe UI Symbol" fo:font-size="11pt" style:font-size-asian="11pt" style:font-size-complex="11pt"/>
    </style:style>
    <style:style style:name="TableCell104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105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style:font-name="Inter" style:font-name-asian="Inter" style:font-name-complex="Inter" fo:color="#271A38" fo:font-size="11pt" style:font-size-asian="11pt" style:font-size-complex="11pt"/>
    </style:style>
    <style:style style:name="P106" style:parent-style-name="Standard" style:family="paragraph">
      <style:paragraph-properties fo:margin-right="-0.8333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bookmark-start text:name="_j6h6p5kpranp"/><text:bookmark-end text:name="_j6h6p5kpranp"/><text:span text:style-name="T2">Auto-évaluation<text:s/></text:span><draw:frame draw:z-index="251658240" draw:style-name="a0" draw:name="image1.png" text:anchor-type="paragraph" svg:x="0in" svg:y="0.8228in" svg:width="9.6929in" svg:height="0.0693in" style:rel-width="scale" style:rel-height="scale"><draw:image xlink:href="media/image1.png" xlink:type="simple" xlink:show="embed" xlink:actuate="onLoad"/><svg:title/><svg:desc/></draw:frame></text:h>
      <text:p text:style-name="Standard"/>
      <text:h text:style-name="P3" text:outline-level="1"><text:bookmark-start text:name="_o2pmo9rt5cgt"/><text:bookmark-end text:name="_o2pmo9rt5cgt"/>Faites vos premiers pas en HTML et CSS</text:h>
      <text:p text:style-name="P4"/>
      <text:p text:style-name="P5"/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Standard"><text:span text:style-name="T10">Pour vérifier la qualité de votre travail :</text:span></text:p>
            <text:list text:style-name="WWNum2">
              <text:list-item>
                <text:p text:style-name="P11"><text:span text:style-name="T12">cochez les cases de cette auto-évaluation pour chaque indicateur de réussite que vous avez respecté</text:span></text:p>
              </text:list-item>
              <text:list-item>
                <text:p text:style-name="P13"><text:span text:style-name="T14">renseignez la colonne notes avec des indications sur vos livrables si besoin.</text:span></text:p>
              </text:list-item>
            </text:list>
            <text:p text:style-name="P15"/>
            <text:p text:style-name="Standard"><text:span text:style-name="T16">Quand tout est coché, vous pouvez envoyer vos livrables.</text:span></text:p>
            <text:p text:style-name="P17"/>
            <text:p text:style-name="Standard"><text:span text:style-name="T18">Bonne réussite !</text:span></text:p>
          </table:table-cell>
        </table:table-row>
      </table:table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soft-page-break/>
            <text:p text:style-name="P34"><text:span text:style-name="T35">Compétences</text:span></text:p>
          </table:table-cell>
          <table:table-cell table:style-name="TableCell36">
            <text:p text:style-name="P37"><text:span text:style-name="T38">Livrables</text:span></text:p>
          </table:table-cell>
          <table:table-cell table:style-name="TableCell39">
            <text:p text:style-name="P40"><text:span text:style-name="T41">Indicateurs de réussite du projet</text:span></text:p>
          </table:table-cell>
          <table:table-cell table:style-name="TableCell42">
            <text:p text:style-name="P43"><text:span text:style-name="T44">Notes</text:span></text:p>
          </table:table-cell>
        </table:table-row>
        <table:table-row table:style-name="TableRow45">
          <table:table-cell table:style-name="TableCell46">
            <text:p text:style-name="Standard"><text:span text:style-name="T47">Développer en PHP en utilisant les fondamentaux du langage</text:span></text:p>
            <text:p text:style-name="P48"/>
            <text:p text:style-name="P49"/>
          </table:table-cell>
          <table:table-cell table:style-name="TableCell50">
            <text:p text:style-name="Standard"><text:span text:style-name="T51">Le code du site mis à jour</text:span></text:p>
          </table:table-cell>
          <table:table-cell table:style-name="TableCell52">
            <text:list text:style-name="WWNum1">
              <text:list-item>
                <text:p text:style-name="P53"><text:span text:style-name="T54">Le site s’affiche exactement tel qu’il était fourni, sans bug.</text:span><text:span text:style-name="T55"><text:s/></text:span><text:span text:style-name="T56">☑</text:span></text:p>
              </text:list-item>
              <text:list-item>
                <text:p text:style-name="P57"><text:span text:style-name="T58">Le code du<text:s/></text:span><text:span text:style-name="T59">header</text:span><text:span text:style-name="T60"><text:s/>et du<text:s/></text:span><text:span text:style-name="T61">footer</text:span><text:span text:style-name="T62"><text:s/>n’est écrit qu’une seule fois dans le projet.</text:span><text:span text:style-name="T63"><text:s/></text:span><text:span text:style-name="T64">☑</text:span></text:p>
              </text:list-item>
              <text:list-item>
                <text:p text:style-name="P65"><text:span text:style-name="T66">Il n’existe qu’une seule page oeuvre.php pour afficher la page de détails d’une œuvre.</text:span><text:span text:style-name="T67"><text:s/></text:span><text:span text:style-name="T68">☑</text:span></text:p>
              </text:list-item>
              <text:list-item>
                <text:p text:style-name="P69"><text:span text:style-name="T70">Pour afficher la bonne œuvre, l’identifiant est passé dans l’URL et est récupéré avec $_GET.</text:span><text:span text:style-name="T71"><text:s/></text:span><text:span text:style-name="T72">☑</text:span></text:p>
              </text:list-item>
              <text:list-item>
                <text:p text:style-name="P73"><text:span text:style-name="T74">Sur la page d’accueil, le code des vignettes n’est écrit qu’une seule fois et est répété automatiquement grâce à une boucle.</text:span><text:span text:style-name="T75"><text:s/></text:span><text:span text:style-name="T76">☑</text:span></text:p>
              </text:list-item>
              <text:list-item>
                <text:p text:style-name="P77"><text:span text:style-name="T78">Les œuvres ne sont décrites que dans le fichier<text:s/></text:span><text:span text:style-name="T79">oeuvres.php</text:span><text:span text:style-name="T80"><text:s/>et ne sont pas répétées ailleurs.</text:span><text:span text:style-name="T81"><text:s/></text:span><text:span text:style-name="T82">☑</text:span><text:span text:style-name="T83"><text:s/></text:span></text:p>
              </text:list-item>
              <text:list-item>
                <text:p text:style-name="P84"><text:span text:style-name="T85">Je suis capable d’expliquer les notions clés liées à l’exercice :</text:span></text:p>
                <text:list text:continue-numbering="true">
                  <text:list-item>
                    <text:p text:style-name="P86"><text:span text:style-name="T87">l’appel de fonctions PHP comme<text:s/></text:span><text:span text:style-name="T88">include</text:span><text:span text:style-name="T89"><text:s/>;</text:span><text:span text:style-name="T90"><text:s/></text:span><text:span text:style-name="T91">☑</text:span></text:p>
                  </text:list-item>
                  <text:list-item>
                    <text:p text:style-name="P92"><text:span text:style-name="T93">les conditions PHP ;</text:span><text:span text:style-name="T94"><text:s/></text:span><text:span text:style-name="T95">☑</text:span></text:p>
                  </text:list-item>
                  <text:list-item>
                    <text:p text:style-name="P96"><text:span text:style-name="T97">les tableaux et boucles avec PHP ;</text:span><text:span text:style-name="T98"><text:s/></text:span><text:span text:style-name="T99">☑</text:span></text:p>
                  </text:list-item>
                  <text:list-item>
                    <text:p text:style-name="P100"><text:span text:style-name="T101">la récupération des paramètres d’URL avec $_GET.</text:span><text:span text:style-name="T102"><text:s/></text:span><text:span text:style-name="T103">☑</text:span></text:p>
                  </text:list-item>
                </text:list>
              </text:list-item>
            </text:list>
          </table:table-cell>
          <table:table-cell table:style-name="TableCell104">
            <text:p text:style-name="P105"/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Inter" svg:font-family="Inter" style:font-family-generic="system" style:font-pitch="variable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Gothic" svg:font-family="Yu Gothic" style:font-family-generic="swiss" style:font-pitch="variable" svg:panose-1="2 11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Montserrat" style:font-name-asian="Montserrat" style:font-name-complex="Montserra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1527in" fo:background-color="#FFFFFF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font-name="Inter" style:font-name-asian="Inter" style:font-name-complex="Inter" fo:font-size="11pt" style:font-size-asian="11pt" style:text-underline-type="none" style:text-underline-color="font-color"/>
    </style:style>
    <style:style style:name="ListLabel2" style:display-name="ListLabel 2" style:family="text">
      <style:text-properties style:font-name="Inter" style:font-name-asian="Inter" style:font-name-complex="Inter" fo:font-size="11pt" style:font-size-asian="11pt"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1pt" style:font-size-asian="11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font-name="Inter" fo:font-size="11pt" style:font-size-asian="11pt" style:text-underline-type="none" style:text-underline-color="font-color"/>
    </style:style>
    <style:style style:name="WW_CharLFO1LVL2" style:family="text">
      <style:text-properties style:font-name="Inter" fo:font-size="11pt" style:font-size-asian="11pt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"/>
      </text:list-level-style-bullet>
      <text:list-level-style-bullet text:level="2" text:style-name="WW_CharLFO1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Inter"/>
      </text:list-level-style-bullet>
      <text:list-level-style-bullet text:level="3" text:style-name="WW_CharLFO1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size="11pt" style:font-size-asian="11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oraline Girr</meta:initial-creator>
    <dc:creator>Coraline Girr</dc:creator>
    <meta:creation-date>2025-04-29T11:01:00Z</meta:creation-date>
    <dc:date>2025-04-29T11:01:00Z</dc:date>
    <meta:template xlink:href="Normal.dotm" xlink:type="simple"/>
    <meta:editing-cycles>3</meta:editing-cycles>
    <meta:editing-duration>PT60S</meta:editing-duration>
    <meta:document-statistic meta:page-count="2" meta:paragraph-count="2" meta:word-count="198" meta:character-count="1291" meta:row-count="9" meta:non-whitespace-character-count="1095"/>
  </office:meta>
</office:document-meta>
</file>